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Context.ExecutionContext( Map definitions , ScriptManager scriptManager ,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ionContex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getScrip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